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29e21" officeooo:paragraph-rsid="00229e21"/>
    </style:style>
    <style:style style:name="P2" style:family="paragraph" style:parent-style-name="Heading_20_2">
      <style:text-properties officeooo:rsid="00229e21" officeooo:paragraph-rsid="00229e21"/>
    </style:style>
    <style:style style:name="P3" style:family="paragraph" style:parent-style-name="Text_20_body">
      <style:paragraph-properties fo:text-align="start" style:justify-single-word="false"/>
      <style:text-properties officeooo:paragraph-rsid="00229e21"/>
    </style:style>
    <style:style style:name="T1" style:family="text">
      <style:text-properties officeooo:rsid="00229e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oo Far Gone</text:h>
      <text:h text:style-name="Heading_20_2" text:outline-level="2">Am G C <text:s/>F G</text:h>
      <text:h text:style-name="P2" text:outline-level="2">C <text:s/>G <text:s/>F <text:s/>G</text:h>
      <text:h text:style-name="Heading_20_3" text:outline-level="3">I am drowning, not waving,</text:h>
      <text:p text:style-name="P3">Here in the darkness, I'll find my peace,</text:p>
      <text:p text:style-name="P3">You'll try to save me, but you are suspended,</text:p>
      <text:p text:style-name="P3">Beneath the surface in way too deep,</text:p>
      <text:p text:style-name="P3">And your fingers tear at my skin, Release the blood let the feeding begin,</text:p>
      <text:p text:style-name="P3">Your intentions will never be blamed, We're both too far gone, to be saved,</text:p>
      <text:h text:style-name="Heading_20_3" text:outline-level="3">When times were simple, </text:h>
      <text:p text:style-name="P3">the journey clearer,</text:p>
      <text:p text:style-name="P3">Before the circles and deja vu,</text:p>
      <text:p text:style-name="P3">Before all the bombs fell, and we lived in craters,</text:p>
      <text:p text:style-name="P3">Before the sharks came and had their fill, </text:p>
      <text:p text:style-name="P3"><text:span text:style-name="T1">And your fingers…</text:span></text:p>
      <text:p text:style-name="P3"/>
      <text:h text:style-name="P2" text:outline-level="2">Dm <text:s/>Am <text:s/>Dm <text:s/>G</text:h>
      <text:h text:style-name="P2" text:outline-level="2">Am Em <text:s/>F <text:s/>G</text:h>
      <text:h text:style-name="Heading_20_3" text:outline-level="3">I could have spared you </text:h>
      <text:p text:style-name="P3">and you might have warned me</text:p>
      <text:p text:style-name="P3">The glory is fleeting for the birds in flight,</text:p>
      <text:p text:style-name="P3">Now I am sinking weighed down by regrets,</text:p>
      <text:p text:style-name="P3">I see clearly in this dying light I am</text:p>
      <text:p text:style-name="P3">drowning not waving, Will you just love me, It's not too late,</text:p>
      <text:p text:style-name="P3">Here in the darkness, no one can judge us,</text:p>
      <text:p text:style-name="P3">Kiss me completely and seal our fate, </text:p>
      <text:p text:style-name="P3"><text:span text:style-name="T1">And your fingers..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7:27:21.412416087</meta:creation-date>
    <dc:title>SongSheet</dc:title>
    <meta:editing-cycles>2</meta:editing-cycles>
    <meta:generator>LibreOffice/7.6.4.1$MacOSX_AARCH64 LibreOffice_project/e19e193f88cd6c0525a17fb7a176ed8e6a3e2aa1</meta:generator>
    <meta:editing-duration>PT12M7S</meta:editing-duration>
    <dc:date>2025-04-14T17:39:28.857117372</dc:date>
    <meta:document-statistic meta:table-count="0" meta:image-count="0" meta:object-count="0" meta:page-count="1" meta:paragraph-count="26" meta:word-count="179" meta:character-count="878" meta:non-whitespace-character-count="712"/>
    <meta:template xlink:type="simple" xlink:actuate="onRequest" xlink:title="SongSheet" xlink:href="../../../../Library/Application%20Support/LibreOffice/4/user/template/SongSheet.ott" meta:date="2025-04-14T17:27:21.359701904"/>
  </office:meta>
</office:document-meta>
</file>